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3fd2" officeooo:paragraph-rsid="00123fd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3fd2" officeooo:paragraph-rsid="00123fd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23fd2" officeooo:paragraph-rsid="00123fd2" style:font-size-asian="24pt" style:font-weight-asian="bold" style:font-size-complex="24pt" style:font-weight-complex="bold"/>
    </style:style>
    <style:style style:name="T1" style:family="text">
      <style:text-properties fo:font-weight="normal" officeooo:rsid="001436fd" style:font-weight-asian="normal" style:font-weight-complex="normal"/>
    </style:style>
    <style:style style:name="T2" style:family="text">
      <style:text-properties fo:font-weight="normal" officeooo:rsid="00153a5f" style:font-weight-asian="normal" style:font-weight-complex="normal"/>
    </style:style>
    <style:style style:name="T3" style:family="text">
      <style:text-properties officeooo:rsid="00153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Comprobación Funcionamiento DNS Master y Slave</text:p>
      <text:p text:style-name="P2"/>
      <text:p text:style-name="P1">1. ¿Cómo configuramos un servidor DNS para que sea esclavo de otro servidor (master)? (indica el fichero y las directivas)</text:p>
      <text:p text:style-name="P1"/>
      <text:p text:style-name="P1">2. ¿Qué factores provocan que se produzca una transferencia de zona?</text:p>
      <text:p text:style-name="P1"><text:tab/><text:span text:style-name="T1">Incremento del serial de los archivos db o reinicio del servidor dns maestro el cual envia <text:tab/>señal de actualización a sus esclavos o reinicio del esclavo si le falta alguna zona <text:tab/>especificada en la configuración.</text:span></text:p>
      <text:p text:style-name="P1"/>
      <text:p text:style-name="P1">3. ¿Qué registro resulta necesario para que al dns esclavo se le notifique que ha habido un cambio y se produzca una transferencia de zona? <text:span text:style-name="T2">El incremento del serial de su respectivo <text:tab/>archivo db.</text:span></text:p>
      <text:p text:style-name="P1"/>
      <text:p text:style-name="P1">4. ¿Cómo se comporta el bind recién instalado? (servidor maestro, servidor cache, reenviador) ¿Dónde aparece configurado este comportamiento?</text:p>
      <text:p text:style-name="P1"/>
      <text:p text:style-name="P1">5. Las consultas que realiza el bind, ¿son recursivas o iterativas? ¿Dónde aparece configurado este comportamiento?</text:p>
      <text:p text:style-name="P1"/>
      <text:p text:style-name="P1">6. ¿Con la salida de qué comando es posible determinar que la transferencia de zona al esclavo ha ocurrido sin problemas?</text:p>
      <text:p text:style-name="P1"/>
      <text:p text:style-name="P1">7. Comprobación del funcionamiento del DNS Slave (comandos y navegador) tanto de resolución inversa como direc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ON SERGIO</meta:initial-creator>
    <meta:creation-date>2015-11-03T15:12:57.716598071</meta:creation-date>
    <dc:date>2015-11-03T15:48:01.326187514</dc:date>
    <dc:creator>RAMON SERGIO</dc:creator>
    <meta:editing-duration>PT19M5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78" meta:character-count="1140" meta:non-whitespace-character-count="967"/>
  </office:meta>
</office:document-meta>
</file>